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ntonSans" svg:font-family="BentonSans"/>
    <style:font-face style:name="BentonSansCondensed" svg:font-family="BentonSansCondensed"/>
    <style:font-face style:name="BentonSansCondensed-Book" svg:font-family="BentonSansCondensed-Book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ingdings" svg:font-family="Wingdings"/>
    <style:font-face style:name="ZapfDingbatsITC" svg:font-family="ZapfDingbatsITC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0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1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15cm" fo:min-width="0.08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00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7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87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74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231f20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6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30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48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53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1.30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74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0.9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1.00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0.71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1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54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74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5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57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1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5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5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5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2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8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7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7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0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1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65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1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2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7.43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8.00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80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0.9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1.33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0.51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34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41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1.16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solid" draw:fill-color="#e9e9e9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0.9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401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8.2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43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33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94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8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12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68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2.48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31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75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9.15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1.61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6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5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7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8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856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33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35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17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5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2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60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73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67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40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66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281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8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922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67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76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2.40000009536743pt" style:font-size-asian="2.40000009536743pt" style:font-size-complex="2.40000009536743pt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solid" draw:fill-color="#e9e9e9"/>
    </style:style>
    <style:style style:name="P11" style:family="paragraph">
      <loext:graphic-properties draw:fill="none"/>
      <style:text-properties fo:font-size="7.5pt" style:font-size-asian="7.5pt" style:font-size-complex="7.5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231f20" loext:opacity="100%" style:font-name="BentonSansCondensed" fo:font-size="8pt" fo:font-weight="normal" style:font-name-asian="BentonSansCondensed" style:font-size-asian="8pt" style:font-weight-asian="normal" style:font-name-complex="BentonSansCondensed" style:font-size-complex="8pt" style:font-weight-complex="normal"/>
    </style:style>
    <style:style style:name="T2" style:family="text">
      <style:text-properties fo:color="#231f20" loext:opacity="100%" style:font-name="BentonSansCondensed" fo:font-size="6pt" fo:font-weight="normal" style:font-name-asian="BentonSansCondensed" style:font-size-asian="6pt" style:font-weight-asian="normal" style:font-name-complex="BentonSansCondensed" style:font-size-complex="6pt" style:font-weight-complex="normal"/>
    </style:style>
    <style:style style:name="T3" style:family="text">
      <style:text-properties fo:color="#231f20" loext:opacity="100%" style:font-name="ZapfDingbatsITC" fo:font-size="2.40000009536743pt" fo:font-weight="normal" style:font-name-asian="ZapfDingbatsITC" style:font-size-asian="2.40000009536743pt" style:font-weight-asian="normal" style:font-name-complex="ZapfDingbatsITC" style:font-size-complex="2.40000009536743pt" style:font-weight-complex="normal"/>
    </style:style>
    <style:style style:name="T4" style:family="text">
      <style:text-properties fo:color="#231f20" loext:opacity="100%" style:font-name="BentonSans" fo:font-size="12pt" fo:font-weight="bold" style:font-name-asian="BentonSans" style:font-size-asian="12pt" style:font-weight-asian="bold" style:font-name-complex="BentonSans" style:font-size-complex="12pt" style:font-weight-complex="bold"/>
    </style:style>
    <style:style style:name="T5" style:family="text">
      <style:text-properties fo:color="#231f20" loext:opacity="100%" style:font-name="ZapfDingbatsITC" fo:font-size="11pt" fo:font-weight="normal" style:font-name-asian="ZapfDingbatsITC" style:font-size-asian="11pt" style:font-weight-asian="normal" style:font-name-complex="ZapfDingbatsITC" style:font-size-complex="11pt" style:font-weight-complex="normal"/>
    </style:style>
    <style:style style:name="T6" style:family="text">
      <style:text-properties fo:color="#231f20" loext:opacity="100%" style:font-name="Wingdings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7" style:family="text">
      <style:text-properties fo:color="#231f20" loext:opacity="100%" style:font-name="BentonSansCondensed" fo:font-size="7pt" fo:font-weight="normal" style:font-name-asian="BentonSansCondensed" style:font-size-asian="7pt" style:font-weight-asian="normal" style:font-name-complex="BentonSansCondensed" style:font-size-complex="7pt" style:font-weight-complex="normal" style:text-scale="90%"/>
    </style:style>
    <style:style style:name="T8" style:family="text">
      <style:text-properties fo:color="#231f20" loext:opacity="100%" style:font-name="BentonSansCondensed" fo:font-size="7pt" fo:font-weight="normal" style:font-name-asian="BentonSansCondensed" style:font-size-asian="7pt" style:font-weight-asian="normal" style:font-name-complex="BentonSansCondensed" style:font-size-complex="7pt" style:font-weight-complex="normal"/>
    </style:style>
    <style:style style:name="T9" style:family="text">
      <style:text-properties fo:color="#231f20" loext:opacity="100%" style:font-name="Wingdings" fo:font-size="7pt" fo:font-weight="normal" style:font-name-asian="Wingdings" style:font-size-asian="7pt" style:font-weight-asian="normal" style:font-name-complex="Wingdings" style:font-size-complex="7pt" style:font-weight-complex="normal"/>
    </style:style>
    <style:style style:name="T10" style:family="text">
      <style:text-properties fo:color="#231f20" loext:opacity="100%" style:font-name="BentonSansCondensed" fo:font-size="8pt" style:text-underline-style="solid" style:text-underline-width="auto" style:text-underline-color="font-color" fo:font-weight="normal" style:font-name-asian="BentonSansCondensed" style:font-size-asian="8pt" style:font-weight-asian="normal" style:font-name-complex="BentonSansCondensed" style:font-size-complex="8pt" style:font-weight-complex="normal"/>
    </style:style>
    <style:style style:name="T11" style:family="text">
      <style:text-properties fo:color="#231f20" loext:opacity="100%" style:font-name="ZapfDingbatsITC" fo:font-size="8pt" fo:font-weight="normal" style:font-name-asian="ZapfDingbatsITC" style:font-size-asian="8pt" style:font-weight-asian="normal" style:font-name-complex="ZapfDingbatsITC" style:font-size-complex="8pt" style:font-weight-complex="normal"/>
    </style:style>
    <style:style style:name="T12" style:family="text">
      <style:text-properties fo:color="#231f20" loext:opacity="100%" style:font-name="BentonSansCondensed-Book" fo:font-size="8pt" fo:font-style="italic" fo:font-weight="normal" style:font-name-asian="BentonSansCondensed-Book" style:font-size-asian="8pt" style:font-style-asian="italic" style:font-weight-asian="normal" style:font-name-complex="BentonSansCondensed-Book" style:font-size-complex="8pt" style:font-style-complex="italic" style:font-weight-complex="normal"/>
    </style:style>
    <style:style style:name="T13" style:family="text">
      <style:text-properties fo:color="#231f20" loext:opacity="100%" style:font-name="BentonSansCondensed" fo:font-size="8pt" fo:font-weight="bold" style:font-name-asian="BentonSansCondensed" style:font-size-asian="8pt" style:font-weight-asian="bold" style:font-name-complex="BentonSansCondensed" style:font-size-complex="8pt" style:font-weight-complex="bold"/>
    </style:style>
    <style:style style:name="T14" style:family="text">
      <style:text-properties fo:color="#231f20" loext:opacity="100%" style:font-name="BentonSansCondensed" fo:font-size="8pt" fo:font-style="italic" fo:font-weight="normal" style:font-name-asian="BentonSansCondensed" style:font-size-asian="8pt" style:font-style-asian="italic" style:font-weight-asian="normal" style:font-name-complex="BentonSansCondensed" style:font-size-complex="8pt" style:font-style-complex="italic" style:font-weight-complex="normal"/>
    </style:style>
    <style:style style:name="T15" style:family="text">
      <style:text-properties fo:color="#231f20" loext:opacity="100%" style:font-name="BentonSansCondensed" fo:font-size="7pt" fo:font-weight="bold" style:font-name-asian="BentonSansCondensed" style:font-size-asian="7pt" style:font-weight-asian="bold" style:font-name-complex="BentonSansCondensed" style:font-size-complex="7pt" style:font-weight-complex="bold"/>
    </style:style>
    <style:style style:name="T16" style:family="text">
      <style:text-properties fo:color="#231f20" loext:opacity="100%" style:font-name="BentonSansCondensed" fo:font-size="7.5pt" fo:font-weight="normal" style:font-name-asian="BentonSansCondensed" style:font-size-asian="7.5pt" style:font-weight-asian="normal" style:font-name-complex="BentonSansCondensed" style:font-size-complex="7.5pt" style:font-weight-complex="normal"/>
    </style:style>
    <style:style style:name="T17" style:family="text">
      <style:text-properties fo:color="#231f20" loext:opacity="100%" style:font-name="BentonSansCondensed-Book" fo:font-size="7.5pt" fo:font-style="italic" fo:font-weight="normal" style:font-name-asian="BentonSansCondensed-Book" style:font-size-asian="7.5pt" style:font-style-asian="italic" style:font-weight-asian="normal" style:font-name-complex="BentonSansCondensed-Book" style:font-size-complex="7.5pt" style:font-style-complex="italic" style:font-weight-complex="normal"/>
    </style:style>
    <style:style style:name="T18" style:family="text">
      <style:text-properties fo:color="#231f20" loext:opacity="100%" style:font-name="BentonSansCondensed" fo:font-size="9pt" fo:font-weight="normal" style:font-name-asian="BentonSansCondensed" style:font-size-asian="9pt" style:font-weight-asian="normal" style:font-name-complex="BentonSansCondensed" style:font-size-complex="9pt" style:font-weight-complex="normal"/>
    </style:style>
    <style:style style:name="T19" style:family="text">
      <style:text-properties fo:color="#231f20" loext:opacity="100%" style:font-name="Wingdings" fo:font-size="11pt" fo:font-weight="normal" style:font-name-asian="Wingdings" style:font-size-asian="11pt" style:font-weight-asian="normal" style:font-name-complex="Wingdings" style:font-size-complex="11pt" style:font-weight-complex="normal"/>
    </style:style>
    <style:style style:name="T20" style:family="text">
      <style:text-properties fo:color="#231f20" loext:opacity="100%" style:font-name="BentonSansCondensed-Book" fo:font-size="7pt" fo:font-style="italic" fo:font-weight="normal" style:font-name-asian="BentonSansCondensed-Book" style:font-size-asian="7pt" style:font-style-asian="italic" style:font-weight-asian="normal" style:font-name-complex="BentonSansCondensed-Book" style:font-size-complex="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7cm" svg:y1="26.328cm" svg:x2="20.346cm" svg:y2="26.328cm">
          <text:p/>
        </draw:line>
        <draw:frame draw:style-name="gr2" draw:text-style-name="P3" draw:layer="layout" svg:width="4.07cm" svg:height="0.391cm" svg:x="2.956cm" svg:y="26.362cm">
          <draw:text-box>
            <text:p text:style-name="P2"><text:span text:style-name="T1">Florida Institute of Technology</text:span></text:p>
          </draw:text-box>
        </draw:frame>
        <draw:frame draw:style-name="gr3" draw:text-style-name="P4" draw:layer="layout" svg:width="0.211cm" svg:height="0.289cm" svg:x="6.32cm" svg:y="26.43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082cm" svg:height="0.115cm" svg:x="6.362cm" svg:y="26.529cm">
          <draw:text-box>
            <text:p text:style-name="P2"><text:span text:style-name="T3">■</text:span></text:p>
          </draw:text-box>
        </draw:frame>
        <draw:frame draw:style-name="gr5" draw:text-style-name="P3" draw:layer="layout" svg:width="3.003cm" svg:height="0.391cm" svg:x="6.425cm" svg:y="26.362cm">
          <draw:text-box>
            <text:p text:style-name="P2"><text:span text:style-name="T1"><text:s/></text:span><text:span text:style-name="T1">Office of the Registrar</text:span></text:p>
          </draw:text-box>
        </draw:frame>
        <draw:frame draw:style-name="gr3" draw:text-style-name="P4" draw:layer="layout" svg:width="0.211cm" svg:height="0.289cm" svg:x="8.922cm" svg:y="26.43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082cm" svg:height="0.115cm" svg:x="8.965cm" svg:y="26.529cm">
          <draw:text-box>
            <text:p text:style-name="P2"><text:span text:style-name="T3">■</text:span></text:p>
          </draw:text-box>
        </draw:frame>
        <draw:frame draw:style-name="gr6" draw:text-style-name="P3" draw:layer="layout" svg:width="6.788cm" svg:height="0.391cm" svg:x="9.027cm" svg:y="26.362cm">
          <draw:text-box>
            <text:p text:style-name="P2"><text:span text:style-name="T1"><text:s/></text:span><text:span text:style-name="T1">150 W. University Blvd., Melbourne, FL 32901-6975</text:span></text:p>
          </draw:text-box>
        </draw:frame>
        <draw:frame draw:style-name="gr3" draw:text-style-name="P4" draw:layer="layout" svg:width="0.211cm" svg:height="0.289cm" svg:x="14.652cm" svg:y="26.43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082cm" svg:height="0.115cm" svg:x="14.694cm" svg:y="26.529cm">
          <draw:text-box>
            <text:p text:style-name="P2"><text:span text:style-name="T3">■</text:span></text:p>
          </draw:text-box>
        </draw:frame>
        <draw:frame draw:style-name="gr7" draw:text-style-name="P3" draw:layer="layout" svg:width="1.877cm" svg:height="0.391cm" svg:x="14.757cm" svg:y="26.362cm">
          <draw:text-box>
            <text:p text:style-name="P2"><text:span text:style-name="T1"><text:s/></text:span><text:span text:style-name="T1">321-674-8115</text:span></text:p>
          </draw:text-box>
        </draw:frame>
        <draw:frame draw:style-name="gr3" draw:text-style-name="P4" draw:layer="layout" svg:width="0.211cm" svg:height="0.289cm" svg:x="16.282cm" svg:y="26.43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082cm" svg:height="0.115cm" svg:x="16.325cm" svg:y="26.529cm">
          <draw:text-box>
            <text:p text:style-name="P2"><text:span text:style-name="T3">■</text:span></text:p>
          </draw:text-box>
        </draw:frame>
        <draw:line draw:style-name="gr8" draw:text-style-name="P1" draw:layer="layout" svg:x1="1.714cm" svg:y1="2.531cm" svg:x2="20.319cm" svg:y2="2.531cm">
          <text:p/>
        </draw:line>
        <draw:frame draw:style-name="gr9" draw:text-style-name="P3" draw:layer="layout" svg:width="2.749cm" svg:height="0.391cm" svg:x="16.387cm" svg:y="26.362cm">
          <draw:text-box>
            <text:p text:style-name="P2"><text:span text:style-name="T1"><text:s/></text:span><text:span text:style-name="T1">registration@fit.edu</text:span></text:p>
          </draw:text-box>
        </draw:frame>
        <draw:polygon draw:style-name="gr10" draw:text-style-name="P6" draw:layer="layout" svg:width="0.172cm" svg:height="0.325cm" svg:x="8.015cm" svg:y="25.782cm" svg:viewBox="0 0 173 326" draw:points="0,0 0,326 44,326 44,178 153,178 153,149 44,149 44,30 173,30 173,0">
          <text:p/>
        </draw:polygon>
        <draw:polygon draw:style-name="gr10" draw:text-style-name="P6" draw:layer="layout" svg:width="0.167cm" svg:height="0.325cm" svg:x="8.236cm" svg:y="25.782cm" svg:viewBox="0 0 168 326" draw:points="0,0 0,326 168,326 168,295 45,295 45,0">
          <text:p/>
        </draw:polygon>
        <draw:path draw:style-name="gr10" draw:text-style-name="P6" draw:layer="layout" svg:width="0.208cm" svg:height="0.333cm" svg:x="8.446cm" svg:y="25.778cm" svg:viewBox="0 0 209 334" svg:d="M104 303c42 0 60-13 60-47v-179c0-34-18-47-60-47-41 0-59 13-59 47v179c0 34 18 47 59 47zM102 0h5c66 0 102 22 102 69v195c0 47-36 70-102 70h-5c-66 0-102-23-102-70v-195c0-47 36-69 102-69z">
          <text:p/>
        </draw:path>
        <draw:path draw:style-name="gr10" draw:text-style-name="P6" draw:layer="layout" svg:width="0.221cm" svg:height="0.325cm" svg:x="8.724cm" svg:y="25.782cm" svg:viewBox="0 0 222 326" svg:d="M45 159h57c42 0 60-13 60-47v-34c0-35-18-48-60-48h-57zM175 326l-67-137h-3-60v137h-45v-326h105c65 0 102 22 102 70v50c0 34-19 55-56 64l71 142z">
          <text:p/>
        </draw:path>
        <draw:polygon draw:style-name="gr10" draw:text-style-name="P6" draw:layer="layout" svg:width="0.044cm" svg:height="0.325cm" svg:x="9.002cm" svg:y="25.782cm" svg:viewBox="0 0 45 326" draw:points="0,0 45,0 45,326 0,326">
          <text:p/>
        </draw:polygon>
        <draw:path draw:style-name="gr10" draw:text-style-name="P6" draw:layer="layout" svg:width="0.205cm" svg:height="0.325cm" svg:x="9.121cm" svg:y="25.782cm" svg:viewBox="0 0 206 326" svg:d="M101 30h-56v266h56c41 0 59-13 59-47v-171c0-35-18-48-59-48zM206 70v187c0 47-36 69-103 69h-103v-326h103c67 0 103 22 103 70z">
          <text:p/>
        </draw:path>
        <draw:path draw:style-name="gr10" draw:text-style-name="P6" draw:layer="layout" svg:width="0.237cm" svg:height="0.325cm" svg:x="9.365cm" svg:y="25.782cm" svg:viewBox="0 0 238 326" svg:d="M162 216l-45-170-45 170zM169 246h-105l-21 80h-43l91-326h53l94 326h-47z">
          <text:p/>
        </draw:path>
        <draw:path draw:style-name="gr10" draw:text-style-name="P6" draw:layer="layout" svg:width="0.046cm" svg:height="0.098cm" svg:x="9.617cm" svg:y="25.782cm" svg:viewBox="0 0 47 99" svg:d="M47 30c0 28-12 52-28 69l-17-7c10-13 18-34 19-51h-21v-41h47z">
          <text:p/>
        </draw:path>
        <draw:path draw:style-name="gr10" draw:text-style-name="P6" draw:layer="layout" svg:width="0.201cm" svg:height="0.333cm" svg:x="9.717cm" svg:y="25.778cm" svg:viewBox="0 0 202 334" svg:d="M156 117v-43c0-31-17-44-56-44s-56 13-56 44v23c0 22 10 29 39 41l62 25c33 14 57 31 57 59v43c0 48-35 69-101 69h-1c-66 0-100-20-100-69v-54h44v46c0 32 17 47 57 47 39 0 56-15 56-47v-26c0-21-11-30-41-42l-61-25c-37-16-55-30-55-58v-39c0-46 40-67 99-67h2c59 0 99 21 99 67v50z">
          <text:p/>
        </draw:path>
        <draw:path draw:style-name="gr10" draw:text-style-name="P6" draw:layer="layout" svg:width="0.215cm" svg:height="0.333cm" svg:x="10.06cm" svg:y="25.778cm" svg:viewBox="0 0 216 334" svg:d="M144 120v-46c0-20-15-27-36-27-22 0-38 7-38 27v23c0 16 8 24 28 33l52 21c41 18 66 32 66 67v47c0 51-42 69-107 69h-1c-67 0-108-18-108-69v-57h70v49c0 20 16 30 38 30s37-10 37-30v-25c0-17-6-25-28-34l-51-21c-42-19-66-33-66-67v-43c0-48 47-67 107-67h1c60 0 107 19 107 67v53z">
          <text:p/>
        </draw:path>
        <draw:polygon draw:style-name="gr10" draw:text-style-name="P6" draw:layer="layout" svg:width="0.216cm" svg:height="0.325cm" svg:x="10.296cm" svg:y="25.782cm" svg:viewBox="0 0 217 326" draw:points="217,47 144,47 144,326 72,326 72,47 0,47 0,0 217,0">
          <text:p/>
        </draw:polygon>
        <draw:polygon draw:style-name="gr10" draw:text-style-name="P6" draw:layer="layout" svg:width="0.192cm" svg:height="0.325cm" svg:x="10.545cm" svg:y="25.782cm" svg:viewBox="0 0 193 326" draw:points="0,326 0,0 191,0 191,47 73,47 73,137 172,137 172,185 73,185 73,279 193,279 193,326">
          <text:p/>
        </draw:polygon>
        <draw:polygon draw:style-name="gr10" draw:text-style-name="P6" draw:layer="layout" svg:width="0.306cm" svg:height="0.325cm" svg:x="10.784cm" svg:y="25.782cm" svg:viewBox="0 0 307 326" draw:points="173,279 133,279 68,127 68,326 0,326 0,0 69,0 152,190 236,0 307,0 307,326 238,326 238,127">
          <text:p/>
        </draw:polygon>
        <draw:path draw:style-name="gr10" draw:text-style-name="P6" draw:layer="layout" svg:width="0.203cm" svg:height="0.329cm" svg:x="11.249cm" svg:y="25.782cm" svg:viewBox="0 0 204 330" svg:d="M204 260c0 48-35 70-101 70h-3c-65 0-100-21-100-70v-260h45v252c0 33 15 47 57 47 41 0 57-14 57-47v-252h45z">
          <text:p/>
        </draw:path>
        <draw:polygon draw:style-name="gr10" draw:text-style-name="P6" draw:layer="layout" svg:width="0.213cm" svg:height="0.325cm" svg:x="11.524cm" svg:y="25.782cm" svg:viewBox="0 0 214 326" draw:points="0,326 0,0 45,0 172,247 172,0 214,0 214,326 171,326 41,75 41,326">
          <text:p/>
        </draw:polygon>
        <draw:polygon draw:style-name="gr10" draw:text-style-name="P6" draw:layer="layout" svg:width="0.045cm" svg:height="0.325cm" svg:x="11.812cm" svg:y="25.782cm" svg:viewBox="0 0 46 326" draw:points="0,0 46,0 46,326 0,326">
          <text:p/>
        </draw:polygon>
        <draw:polygon draw:style-name="gr10" draw:text-style-name="P6" draw:layer="layout" svg:width="0.227cm" svg:height="0.325cm" svg:x="11.906cm" svg:y="25.782cm" svg:viewBox="0 0 228 326" draw:points="138,326 90,326 0,0 46,0 116,269 185,0 228,0">
          <text:p/>
        </draw:polygon>
        <draw:polygon draw:style-name="gr10" draw:text-style-name="P6" draw:layer="layout" svg:width="0.177cm" svg:height="0.325cm" svg:x="12.18cm" svg:y="25.782cm" svg:viewBox="0 0 178 326" draw:points="0,326 0,0 176,0 176,30 44,30 44,146 157,146 157,176 44,176 44,296 178,296 178,326">
          <text:p/>
        </draw:polygon>
        <draw:path draw:style-name="gr10" draw:text-style-name="P6" draw:layer="layout" svg:width="0.22cm" svg:height="0.325cm" svg:x="12.415cm" svg:y="25.782cm" svg:viewBox="0 0 221 326" svg:d="M45 159h58c41 0 59-13 59-47v-34c0-35-18-48-59-48h-58zM175 326l-66-137h-4-60v137h-45v-326h105c66 0 102 22 102 70v50c0 34-20 55-55 64l69 142z">
          <text:p/>
        </draw:path>
        <draw:path draw:style-name="gr10" draw:text-style-name="P6" draw:layer="layout" svg:width="0.2cm" svg:height="0.333cm" svg:x="12.679cm" svg:y="25.778cm" svg:viewBox="0 0 201 334" svg:d="M156 117v-43c0-31-17-44-56-44s-55 13-55 44v23c0 22 9 29 38 41l62 25c34 14 56 31 56 59v43c0 48-34 69-100 69h-1c-65 0-100-20-100-69v-54h45v46c0 32 16 47 56 47 39 0 56-15 56-47v-26c0-21-11-30-41-42l-60-25c-39-16-56-30-56-58v-39c0-46 40-67 100-67h1c59 0 99 21 99 67v50z">
          <text:p/>
        </draw:path>
        <draw:polygon draw:style-name="gr10" draw:text-style-name="P6" draw:layer="layout" svg:width="0.045cm" svg:height="0.325cm" svg:x="12.944cm" svg:y="25.782cm" svg:viewBox="0 0 46 326" draw:points="0,0 46,0 46,326 0,326">
          <text:p/>
        </draw:polygon>
        <draw:polygon draw:style-name="gr10" draw:text-style-name="P6" draw:layer="layout" svg:width="0.202cm" svg:height="0.325cm" svg:x="13.035cm" svg:y="25.782cm" svg:viewBox="0 0 203 326" draw:points="203,30 123,30 123,326 79,326 79,30 0,30 0,0 203,0">
          <text:p/>
        </draw:polygon>
        <draw:polygon draw:style-name="gr10" draw:text-style-name="P6" draw:layer="layout" svg:width="0.231cm" svg:height="0.325cm" svg:x="13.255cm" svg:y="25.782cm" svg:viewBox="0 0 232 326" draw:points="139,326 95,326 95,202 0,0 48,0 117,164 187,0 232,0 139,202">
          <text:p/>
        </draw:polygon>
        <draw:path draw:style-name="gr10" draw:text-style-name="P6" draw:layer="layout" svg:width="0.065cm" svg:height="0.088cm" svg:x="13.509cm" svg:y="25.782cm" svg:viewBox="0 0 66 89" svg:d="M29 43h5c3 0 5-2 5-6v-7c0-4-2-5-5-5h-5zM43 49l8 24h-10l-7-22h-5v22h-10v-57h15c9 0 15 4 15 12v11c0 5-3 8-6 10zM57 19c0-7-4-10-11-10h-25c-7 0-11 3-11 10v52c0 6 4 9 11 9h25c7 0 11-3 11-9zM66 20v50c0 12-8 19-21 19h-23c-13 0-22-7-22-19v-50c0-14 9-20 23-20h22c13 0 21 7 21 20z">
          <text:p/>
        </draw:path>
        <draw:polygon draw:style-name="gr10" draw:text-style-name="P6" draw:layer="layout" svg:width="0.334cm" svg:height="0.773cm" svg:x="1.719cm" svg:y="1.506cm" svg:viewBox="0 0 335 774" draw:points="0,0 0,774 129,774 129,113 335,113 335,0">
          <text:p/>
        </draw:polygon>
        <draw:polygon draw:style-name="gr10" draw:text-style-name="P6" draw:layer="layout" svg:width="0.325cm" svg:height="0.773cm" svg:x="2.142cm" svg:y="1.506cm" svg:viewBox="0 0 326 774" draw:points="0,0 0,774 326,774 326,659 128,659 128,0">
          <text:p/>
        </draw:polygon>
        <draw:path draw:style-name="gr10" draw:text-style-name="P6" draw:layer="layout" svg:width="0.397cm" svg:height="0.79cm" svg:x="2.547cm" svg:y="1.498cm" svg:viewBox="0 0 398 791" svg:d="M199 678c42 0 71-15 71-70v-425c0-55-29-71-71-71s-70 16-70 71v425c0 55 28 70 70 70zM195 0h9c117 0 194 46 194 163v464c0 117-77 164-194 164h-9c-117 0-195-47-195-164v-464c0-118 78-163 195-163z">
          <text:p/>
        </draw:path>
        <draw:path draw:style-name="gr10" draw:text-style-name="P6" draw:layer="layout" svg:width="0.421cm" svg:height="0.773cm" svg:x="3.065cm" svg:y="1.506cm" svg:viewBox="0 0 422 774" svg:d="M129 355h68c42 0 70-16 70-71v-100c0-56-28-71-70-71h-68zM292 774l-99-308h-64v308h-129v-774h201c117 0 194 47 194 164v138c0 74-31 120-84 144l111 328z">
          <text:p/>
        </draw:path>
        <draw:polygon draw:style-name="gr10" draw:text-style-name="P6" draw:layer="layout" svg:width="0.128cm" svg:height="0.773cm" svg:x="3.583cm" svg:y="1.506cm" svg:viewBox="0 0 129 774" draw:points="0,0 129,0 129,774 0,774">
          <text:p/>
        </draw:polygon>
        <draw:path draw:style-name="gr10" draw:text-style-name="P6" draw:layer="layout" svg:width="0.392cm" svg:height="0.773cm" svg:x="3.841cm" svg:y="1.506cm" svg:viewBox="0 0 393 774" svg:d="M193 113h-65v548h65c42 0 71-15 71-70v-407c0-56-29-71-71-71zM393 164v447c0 117-77 163-195 163h-198v-774h198c118 0 195 47 195 164z">
          <text:p/>
        </draw:path>
        <draw:path draw:style-name="gr10" draw:text-style-name="P6" draw:layer="layout" svg:width="0.451cm" svg:height="0.773cm" svg:x="4.301cm" svg:y="1.506cm" svg:viewBox="0 0 452 774" svg:d="M276 496l-54-344-54 344zM293 602h-141l-28 172h-124l144-774h161l147 774h-132z">
          <text:p/>
        </draw:path>
        <draw:polygon draw:style-name="gr10" draw:text-style-name="P6" draw:layer="layout" svg:width="0.386cm" svg:height="0.773cm" svg:x="4.968cm" svg:y="1.506cm" svg:viewBox="0 0 387 774" draw:points="387,113 258,113 258,774 129,774 129,113 0,113 0,0 387,0">
          <text:p/>
        </draw:polygon>
        <draw:polygon draw:style-name="gr10" draw:text-style-name="P6" draw:layer="layout" svg:width="0.342cm" svg:height="0.772cm" svg:x="5.436cm" svg:y="1.507cm" svg:viewBox="0 0 343 773" draw:points="0,773 0,0 340,0 340,112 128,112 128,324 305,324 305,437 128,437 128,660 343,660 343,773">
          <text:p/>
        </draw:polygon>
        <draw:path draw:style-name="gr10" draw:text-style-name="P6" draw:layer="layout" svg:width="0.391cm" svg:height="0.79cm" svg:x="5.879cm" svg:y="1.498cm" svg:viewBox="0 0 392 791" svg:d="M392 627c0 120-77 164-194 164h-2c-118 0-196-43-196-164v-464c0-115 78-163 196-163h2c117 0 194 48 194 163v141h-128v-121c0-54-26-71-67-71-42 0-69 17-69 71v425c0 54 27 70 69 70 41 0 67-16 67-70v-142h128z">
          <text:p/>
        </draw:path>
        <draw:polygon draw:style-name="gr10" draw:text-style-name="P6" draw:layer="layout" svg:width="0.403cm" svg:height="0.773cm" svg:x="6.387cm" svg:y="1.506cm" svg:viewBox="0 0 404 774" draw:points="128,0 128,323 276,323 276,0 404,0 404,774 276,774 276,438 128,438 128,774 0,774 0,0">
          <text:p/>
        </draw:polygon>
        <draw:path draw:style-name="gr10" draw:text-style-name="P6" draw:layer="layout" svg:width="0.828cm" svg:height="0.594cm" svg:x="1.227cm" svg:y="1.384cm" svg:viewBox="0 0 829 595" svg:d="M4 0c-3 17-4 33-4 50 0 301 372 545 829 545l-38-123c-411 0-749-207-787-472z">
          <text:p/>
        </draw:path>
        <draw:path draw:style-name="gr10" draw:text-style-name="P6" draw:layer="layout" svg:width="1.762cm" svg:height="0.877cm" svg:x="1.271cm" svg:y="0.846cm" svg:viewBox="0 0 1763 878" svg:d="M1763 266l-187-15 56-179-128 136-106-154 26 177c-135-138-379-231-659-231-423 0-765 211-765 473 0 172 150 323 375 405-193-82-320-220-320-376 0-254 332-458 742-458 251 0 472 76 608 193l-161-11c58 28 109 60 156 93l-129 137 176-67 28 186 56-179 162 95-104-157z">
          <text:p/>
        </draw:path>
        <draw:polygon draw:style-name="gr10" draw:text-style-name="P6" draw:layer="layout" svg:width="0cm" svg:height="0cm" svg:x="2.515cm" svg:y="1.072cm" svg:viewBox="0 0 0 0" draw:points="0,0">
          <text:p/>
        </draw:polygon>
        <draw:path draw:style-name="gr10" draw:text-style-name="P6" draw:layer="layout" svg:width="0.071cm" svg:height="0.097cm" svg:x="6.837cm" svg:y="2.182cm" svg:viewBox="0 0 72 98" svg:d="M31 46h6c3 0 5-1 5-6v-8c0-4-2-6-5-6h-6zM46 53l9 28h-11l-8-26h-5v26h-11v-64h17c9 0 16 4 16 13v12c0 5-3 9-7 11zM62 20c0-7-4-10-12-10h-27c-9 0-13 3-13 10v58c0 6 4 10 13 10h27c8 0 12-4 12-10zM72 21v56c0 13-9 21-24 21h-24c-15 0-24-8-24-21v-56c0-14 9-21 25-21h23c15 0 24 8 24 21z">
          <text:p/>
        </draw:path>
        <draw:frame draw:style-name="gr11" draw:text-style-name="P4" draw:layer="layout" svg:width="0.967cm" svg:height="0.289cm" svg:x="19.422cm" svg:y="26.021cm">
          <draw:text-box>
            <text:p text:style-name="P2"><text:span text:style-name="T2">20240804</text:span></text:p>
          </draw:text-box>
        </draw:frame>
        <draw:frame draw:style-name="gr12" draw:text-style-name="P7" draw:layer="layout" svg:width="7.309cm" svg:height="0.577cm" svg:x="12.801cm" svg:y="1.876cm">
          <draw:text-box>
            <text:p text:style-name="P2"><text:span text:style-name="T4">CHANGE IN REGISTRATION STATUS</text:span></text:p>
          </draw:text-box>
        </draw:frame>
        <draw:frame draw:style-name="gr13" draw:text-style-name="P3" draw:layer="layout" svg:width="5.488cm" svg:height="0.391cm" svg:x="15.413cm" svg:y="0.767cm">
          <draw:text-box>
            <text:p text:style-name="P2"><text:span text:style-name="T1">Date <text:s/>________11/25/25____________________</text:span></text:p>
          </draw:text-box>
        </draw:frame>
        <draw:frame draw:style-name="gr14" draw:text-style-name="P3" draw:layer="layout" svg:width="4.532cm" svg:height="0.391cm" svg:x="16.557cm" svg:y="1.19cm">
          <draw:text-box>
            <text:p text:style-name="P2"><text:span text:style-name="T1">KEEP A COPY FOR YOUR RECORDS</text:span></text:p>
          </draw:text-box>
        </draw:frame>
        <draw:frame draw:style-name="gr15" draw:text-style-name="P3" draw:layer="layout" svg:width="21.304cm" svg:height="0.391cm" svg:x="1.054cm" svg:y="20.36cm">
          <draw:text-box>
            <text:p text:style-name="P2"><text:span text:style-name="T1">Academic Unit Head/Program Chair Signature <text:s/></text:span><text:span text:style-name="T1">_______________________________________________________________________  Date </text:span><text:span text:style-name="T1">________________________________________</text:span></text:p>
          </draw:text-box>
        </draw:frame>
        <draw:frame draw:style-name="gr16" draw:text-style-name="P3" draw:layer="layout" svg:width="12.744cm" svg:height="0.391cm" svg:x="1.054cm" svg:y="20.854cm">
          <draw:text-box>
            <text:p text:style-name="P2"><text:span text:style-name="T1">P</text:span><text:span text:style-name="T1">r</text:span><text:span text:style-name="T1">i</text:span><text:span text:style-name="T1">n</text:span><text:span text:style-name="T1">t </text:span><text:span text:style-name="T1">N</text:span><text:span text:style-name="T1">a</text:span><text:span text:style-name="T1">m</text:span><text:span text:style-name="T1">e</text:span><text:span text:style-name="T1"> <text:s/>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/text:p>
          </draw:text-box>
        </draw:frame>
        <draw:frame draw:style-name="gr17" draw:text-style-name="P3" draw:layer="layout" svg:width="20.91cm" svg:height="0.391cm" svg:x="1.054cm" svg:y="21.419cm">
          <draw:text-box>
            <text:p text:style-name="P2"><text:span text:style-name="T1">College </text:span><text:span text:style-name="T1">Dean </text:span><text:span text:style-name="T1">Signature <text:s/></text:span><text:span text:style-name="T1">_____________</text:span><text:span text:style-name="T1">_____________</text:span><text:span text:style-name="T1">_____________</text:span><text:span text:style-name="T1">_____________</text:span><text:span text:style-name="T1">_____________</text:span><text:span text:style-name="T1">____________ </text:span><text:span text:style-name="T1"> Date <text:s/></text:span><text:span text:style-name="T1">_____________</text:span><text:span text:style-name="T1">_____________</text:span><text:span text:style-name="T1">_____________</text:span><text:span text:style-name="T1">_____________</text:span><text:span text:style-name="T1">__</text:span></text:p>
          </draw:text-box>
        </draw:frame>
        <draw:frame draw:style-name="gr16" draw:text-style-name="P3" draw:layer="layout" svg:width="12.744cm" svg:height="0.391cm" svg:x="1.054cm" svg:y="21.913cm">
          <draw:text-box>
            <text:p text:style-name="P2"><text:span text:style-name="T1">P</text:span><text:span text:style-name="T1">r</text:span><text:span text:style-name="T1">i</text:span><text:span text:style-name="T1">n</text:span><text:span text:style-name="T1">t</text:span><text:span text:style-name="T1"> </text:span><text:span text:style-name="T1">N</text:span><text:span text:style-name="T1">a</text:span><text:span text:style-name="T1">m</text:span><text:span text:style-name="T1">e</text:span><text:span text:style-name="T1"> <text:s/>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/text:p>
          </draw:text-box>
        </draw:frame>
        <draw:frame draw:style-name="gr18" draw:text-style-name="P3" draw:layer="layout" svg:width="21.004cm" svg:height="0.391cm" svg:x="1.054cm" svg:y="22.477cm">
          <draw:text-box>
            <text:p text:style-name="P2"><text:span text:style-name="T1">Account Management Signature <text:s/>_____________________________________________________________________  Date ______________________________________________________</text:span></text:p>
          </draw:text-box>
        </draw:frame>
        <draw:frame draw:style-name="gr19" draw:text-style-name="P3" draw:layer="layout" svg:width="20.716cm" svg:height="0.391cm" svg:x="1.054cm" svg:y="23.041cm">
          <draw:text-box>
            <text:p text:style-name="P2"><text:span text:style-name="T1">Registrar Signature _________________________________________________________________________________  Date ______________________________________________________</text:span></text:p>
          </draw:text-box>
        </draw:frame>
        <draw:frame draw:style-name="gr20" draw:text-style-name="P3" draw:layer="layout" svg:width="0.311cm" svg:height="0.391cm" svg:x="1.058cm" svg:y="10.732cm">
          <draw:text-box>
            <text:p text:style-name="P2"><text:span text:style-name="T1">1</text:span><text:span text:style-name="T1">. </text:span></text:p>
          </draw:text-box>
        </draw:frame>
        <draw:frame draw:style-name="gr21" draw:text-style-name="P8" draw:layer="layout" svg:width="0.387cm" svg:height="0.53cm" svg:x="1.276cm" svg:y="10.619cm">
          <draw:text-box>
            <text:p text:style-name="P2"><text:span text:style-name="T5">❏</text:span></text:p>
          </draw:text-box>
        </draw:frame>
        <draw:frame draw:style-name="gr22" draw:text-style-name="P3" draw:layer="layout" svg:width="4.549cm" svg:height="0.391cm" svg:x="1.572cm" svg:y="10.732cm">
          <draw:text-box>
            <text:p text:style-name="P2"><text:span text:style-name="T6"> </text:span><text:span text:style-name="T1">D</text:span><text:span text:style-name="T1">r</text:span><text:span text:style-name="T1">o</text:span><text:span text:style-name="T1">p</text:span><text:span text:style-name="T1"> </text:span><text:span text:style-name="T1">m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a</text:span><text:span text:style-name="T1">l</text:span><text:span text:style-name="T1">l </text:span><text:span text:style-name="T1">m</text:span><text:span text:style-name="T1">y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text:span text:style-name="T1">.</text:span><text:span text:style-name="T1"> </text:span><text:span text:style-name="T1"> </text:span></text:p>
          </draw:text-box>
        </draw:frame>
        <draw:frame draw:style-name="gr21" draw:text-style-name="P8" draw:layer="layout" svg:width="0.387cm" svg:height="0.53cm" svg:x="5.419cm" svg:y="10.619cm">
          <draw:text-box>
            <text:p text:style-name="P2"><text:span text:style-name="T5">❏</text:span></text:p>
          </draw:text-box>
        </draw:frame>
        <draw:frame draw:style-name="gr23" draw:text-style-name="P3" draw:layer="layout" svg:width="3.745cm" svg:height="0.391cm" svg:x="5.715cm" svg:y="10.732cm">
          <draw:text-box>
            <text:p text:style-name="P2"><text:span text:style-name="T1"> </text:span><text:span text:style-name="T1">I do not plan to return.  </text:span></text:p>
          </draw:text-box>
        </draw:frame>
        <draw:frame draw:style-name="gr21" draw:text-style-name="P8" draw:layer="layout" svg:width="0.387cm" svg:height="0.53cm" svg:x="8.852cm" svg:y="10.619cm">
          <draw:text-box>
            <text:p text:style-name="P2"><text:span text:style-name="T5">❏</text:span></text:p>
          </draw:text-box>
        </draw:frame>
        <draw:frame draw:style-name="gr24" draw:text-style-name="P3" draw:layer="layout" svg:width="9.544cm" svg:height="0.391cm" svg:x="9.148cm" svg:y="10.732cm">
          <draw:text-box>
            <text:p text:style-name="P2"><text:span text:style-name="T1"><text:s/></text:span><text:span text:style-name="T1">I plan </text:span><text:span text:style-name="T1">to </text:span><text:span text:style-name="T1">return </text:span><text:span text:style-name="T1">_______</text:span><text:span text:style-name="T1">_______</text:span><text:span text:style-name="T1">_______</text:span><text:span text:style-name="T1">_______</text:span><text:span text:style-name="T1">_______</text:span><text:span text:style-name="T1">_______</text:span><text:span text:style-name="T1">_____ <text:s/></text:span><text:span text:style-name="T1">semes</text:span><text:span text:style-name="T1">ter.</text:span></text:p>
          </draw:text-box>
        </draw:frame>
        <draw:frame draw:style-name="gr20" draw:text-style-name="P3" draw:layer="layout" svg:width="0.311cm" svg:height="0.391cm" svg:x="1.058cm" svg:y="11.226cm">
          <draw:text-box>
            <text:p text:style-name="P2"><text:span text:style-name="T1">2. </text:span></text:p>
          </draw:text-box>
        </draw:frame>
        <draw:frame draw:style-name="gr21" draw:text-style-name="P8" draw:layer="layout" svg:width="0.387cm" svg:height="0.53cm" svg:x="1.311cm" svg:y="11.112cm">
          <draw:text-box>
            <text:p text:style-name="P2"><text:span text:style-name="T5">❏</text:span></text:p>
          </draw:text-box>
        </draw:frame>
        <draw:frame draw:style-name="gr25" draw:text-style-name="P3" draw:layer="layout" svg:width="9.578cm" svg:height="0.391cm" svg:x="1.607cm" svg:y="11.226cm">
          <draw:text-box>
            <text:p text:style-name="P2"><text:span text:style-name="T1"> </text:span><text:span text:style-name="T1">I am not currently </text:span><text:span text:style-name="T1">registered—</text:span><text:span text:style-name="T1">withdraw me from </text:span><text:span text:style-name="T1">the university.  </text:span><text:span text:style-name="T1">3. </text:span></text:p>
          </draw:text-box>
        </draw:frame>
        <draw:frame draw:style-name="gr21" draw:text-style-name="P8" draw:layer="layout" svg:width="0.387cm" svg:height="0.53cm" svg:x="9.466cm" svg:y="11.112cm">
          <draw:text-box>
            <text:p text:style-name="P2"><text:span text:style-name="T5">❏</text:span></text:p>
          </draw:text-box>
        </draw:frame>
        <draw:frame draw:style-name="gr26" draw:text-style-name="P3" draw:layer="layout" svg:width="4.189cm" svg:height="0.391cm" svg:x="9.762cm" svg:y="11.226cm">
          <draw:text-box>
            <text:p text:style-name="P2"><text:span text:style-name="T1"> </text:span><text:span text:style-name="T1">Process course(s) listed below.</text:span></text:p>
          </draw:text-box>
        </draw:frame>
        <draw:frame draw:style-name="gr27" draw:text-style-name="P9" draw:layer="layout" svg:width="1.259cm" svg:height="0.335cm" svg:x="1.058cm" svg:y="11.711cm">
          <draw:text-box>
            <text:p text:style-name="P2"><text:span text:style-name="T7">SELECT ONE</text:span></text:p>
          </draw:text-box>
        </draw:frame>
        <draw:frame draw:style-name="gr28" draw:text-style-name="P9" draw:layer="layout" svg:width="0.246cm" svg:height="0.335cm" svg:x="2.176cm" svg:y="11.711cm">
          <draw:text-box>
            <text:p text:style-name="P2"><text:span text:style-name="T8"><text:s/></text:span></text:p>
          </draw:text-box>
        </draw:frame>
        <draw:frame draw:style-name="gr29" draw:text-style-name="P9" draw:layer="layout" svg:width="0.557cm" svg:height="0.335cm" svg:x="2.743cm" svg:y="11.711cm">
          <draw:text-box>
            <text:p text:style-name="P2"><text:span text:style-name="T8">CRN </text:span></text:p>
          </draw:text-box>
        </draw:frame>
        <draw:frame draw:style-name="gr30" draw:text-style-name="P9" draw:layer="layout" svg:width="0.857cm" svg:height="0.335cm" svg:x="4.16cm" svg:y="11.711cm">
          <draw:text-box>
            <text:p text:style-name="P2"><text:span text:style-name="T8">PREFIX </text:span></text:p>
          </draw:text-box>
        </draw:frame>
        <draw:frame draw:style-name="gr31" draw:text-style-name="P9" draw:layer="layout" svg:width="1.522cm" svg:height="0.335cm" svg:x="5.588cm" svg:y="11.711cm">
          <draw:text-box>
            <text:p text:style-name="P2"><text:span text:style-name="T8">COURSE NO. </text:span></text:p>
          </draw:text-box>
        </draw:frame>
        <draw:frame draw:style-name="gr32" draw:text-style-name="P9" draw:layer="layout" svg:width="0.489cm" svg:height="0.335cm" svg:x="7.562cm" svg:y="11.711cm">
          <draw:text-box>
            <text:p text:style-name="P2"><text:span text:style-name="T8">SEC </text:span></text:p>
          </draw:text-box>
        </draw:frame>
        <draw:frame draw:style-name="gr33" draw:text-style-name="P9" draw:layer="layout" svg:width="1.7cm" svg:height="0.335cm" svg:x="11.553cm" svg:y="11.711cm">
          <draw:text-box>
            <text:p text:style-name="P2"><text:span text:style-name="T8">COURSE </text:span><text:span text:style-name="T8">TITLE </text:span></text:p>
          </draw:text-box>
        </draw:frame>
        <draw:frame draw:style-name="gr34" draw:text-style-name="P9" draw:layer="layout" svg:width="0.574cm" svg:height="0.335cm" svg:x="15.501cm" svg:y="11.711cm">
          <draw:text-box>
            <text:p text:style-name="P2"><text:span text:style-name="T8">CRS. </text:span></text:p>
          </draw:text-box>
        </draw:frame>
        <draw:frame draw:style-name="gr35" draw:text-style-name="P9" draw:layer="layout" svg:width="1.573cm" svg:height="0.335cm" svg:x="16.879cm" svg:y="11.711cm">
          <draw:text-box>
            <text:p text:style-name="P2"><text:span text:style-name="T8">INSTRUCT</text:span><text:span text:style-name="T8">OR </text:span></text:p>
          </draw:text-box>
        </draw:frame>
        <draw:frame draw:style-name="gr36" draw:text-style-name="P9" draw:layer="layout" svg:width="1.407cm" svg:height="0.335cm" svg:x="19.064cm" svg:y="11.711cm">
          <draw:text-box>
            <text:p text:style-name="P2"><text:span text:style-name="T8">S</text:span><text:span text:style-name="T8">E</text:span><text:span text:style-name="T8">L</text:span><text:span text:style-name="T8">E</text:span><text:span text:style-name="T8">C</text:span><text:span text:style-name="T8">T</text:span><text:span text:style-name="T8"> </text:span><text:span text:style-name="T8">O</text:span><text:span text:style-name="T8">N</text:span><text:span text:style-name="T8">E</text:span></text:p>
          </draw:text-box>
        </draw:frame>
        <draw:frame draw:style-name="gr37" draw:text-style-name="P9" draw:layer="layout" svg:width="0.518cm" svg:height="0.335cm" svg:x="1.058cm" svg:y="11.993cm">
          <draw:text-box>
            <text:p text:style-name="P2"><text:span text:style-name="T7">ADD </text:span></text:p>
          </draw:text-box>
        </draw:frame>
        <draw:frame draw:style-name="gr38" draw:text-style-name="P9" draw:layer="layout" svg:width="0.658cm" svg:height="0.335cm" svg:x="1.646cm" svg:y="11.993cm">
          <draw:text-box>
            <text:p text:style-name="P2"><text:span text:style-name="T7">DROP </text:span></text:p>
          </draw:text-box>
        </draw:frame>
        <draw:frame draw:style-name="gr39" draw:text-style-name="P9" draw:layer="layout" svg:width="0.717cm" svg:height="0.335cm" svg:x="19.127cm" svg:y="11.993cm">
          <draw:text-box>
            <text:p text:style-name="P2"><text:span text:style-name="T7">A</text:span><text:span text:style-name="T7">U</text:span><text:span text:style-name="T7">D</text:span><text:span text:style-name="T7">I</text:span><text:span text:style-name="T7">T</text:span><text:span text:style-name="T7"> </text:span></text:p>
          </draw:text-box>
        </draw:frame>
        <draw:frame draw:style-name="gr40" draw:text-style-name="P9" draw:layer="layout" svg:width="0.421cm" svg:height="0.335cm" svg:x="19.991cm" svg:y="11.993cm">
          <draw:text-box>
            <text:p text:style-name="P2"><text:span text:style-name="T7">CEU</text:span></text:p>
          </draw:text-box>
        </draw:frame>
        <draw:frame draw:style-name="gr21" draw:text-style-name="P8" draw:layer="layout" svg:width="0.387cm" svg:height="0.53cm" svg:x="1.058cm" svg:y="12.371cm">
          <draw:text-box>
            <text:p text:style-name="P2"><text:span text:style-name="T5">X</text:span></text:p>
          </draw:text-box>
        </draw:frame>
        <draw:frame draw:style-name="gr28" draw:text-style-name="P9" draw:layer="layout" svg:width="0.246cm" svg:height="0.335cm" svg:x="1.354cm" svg:y="12.522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1.792cm" svg:y="12.371cm">
          <draw:text-box>
            <text:p text:style-name="P2"><text:span text:style-name="T5">❏</text:span></text:p>
          </draw:text-box>
        </draw:frame>
        <draw:frame draw:style-name="gr41" draw:text-style-name="P9" draw:layer="layout" svg:width="17.435cm" svg:height="0.335cm" svg:x="2.088cm" svg:y="12.522cm">
          <draw:text-box>
            <text:p text:style-name="P2"><text:span text:style-name="T8"><text:s/></text:span><text:span text:style-name="T8">____31226____ <text:s text:c="3"/>__MTH_____ <text:s text:c="2"/>_5050_________ <text:s/>___01____  ____Self-Study: Algebraic Topology__________________________ <text:s/>_______   ______LIU______________  </text:span></text:p>
          </draw:text-box>
        </draw:frame>
        <draw:frame draw:style-name="gr21" draw:text-style-name="P8" draw:layer="layout" svg:width="0.387cm" svg:height="0.53cm" svg:x="19.343cm" svg:y="12.371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9.639cm" svg:y="12.522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20.031cm" svg:y="12.371cm">
          <draw:text-box>
            <text:p text:style-name="P2"><text:span text:style-name="T5">❏</text:span></text:p>
          </draw:text-box>
        </draw:frame>
        <draw:frame draw:style-name="gr21" draw:text-style-name="P8" draw:layer="layout" svg:width="0.387cm" svg:height="0.53cm" svg:x="1.058cm" svg:y="12.9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.354cm" svg:y="13.051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1.792cm" svg:y="12.9cm">
          <draw:text-box>
            <text:p text:style-name="P2"><text:span text:style-name="T5">❏</text:span></text:p>
          </draw:text-box>
        </draw:frame>
        <draw:frame draw:style-name="gr42" draw:text-style-name="P9" draw:layer="layout" svg:width="18.003cm" svg:height="0.335cm" svg:x="2.088cm" svg:y="13.051cm">
          <draw:text-box>
            <text:p text:style-name="P2"><text:span text:style-name="T8"><text:s/></text:span><text:span text:style-name="T8">________________ <text:s text:c="3"/>__________ <text:s text:c="2"/>___________________ <text:s/>_________  _________________________________________________________________ <text:s/>_______   _______________________  </text:span></text:p>
          </draw:text-box>
        </draw:frame>
        <draw:frame draw:style-name="gr21" draw:text-style-name="P8" draw:layer="layout" svg:width="0.387cm" svg:height="0.53cm" svg:x="19.343cm" svg:y="12.9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9.639cm" svg:y="13.051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20.031cm" svg:y="12.9cm">
          <draw:text-box>
            <text:p text:style-name="P2"><text:span text:style-name="T5">❏</text:span></text:p>
          </draw:text-box>
        </draw:frame>
        <draw:frame draw:style-name="gr21" draw:text-style-name="P8" draw:layer="layout" svg:width="0.387cm" svg:height="0.53cm" svg:x="1.058cm" svg:y="13.43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.354cm" svg:y="13.58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1.792cm" svg:y="13.429cm">
          <draw:text-box>
            <text:p text:style-name="P2"><text:span text:style-name="T5">❏</text:span></text:p>
          </draw:text-box>
        </draw:frame>
        <draw:frame draw:style-name="gr42" draw:text-style-name="P9" draw:layer="layout" svg:width="18.003cm" svg:height="0.335cm" svg:x="2.088cm" svg:y="13.58cm">
          <draw:text-box>
            <text:p text:style-name="P2"><text:span text:style-name="T8"><text:s/></text:span><text:span text:style-name="T8">________________ <text:s text:c="3"/>__________ <text:s text:c="2"/>___________________ <text:s/>_________  _________________________________________________________________ <text:s/>_______   _______________________  </text:span></text:p>
          </draw:text-box>
        </draw:frame>
        <draw:frame draw:style-name="gr21" draw:text-style-name="P8" draw:layer="layout" svg:width="0.387cm" svg:height="0.53cm" svg:x="19.343cm" svg:y="13.429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9.639cm" svg:y="13.58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20.031cm" svg:y="13.429cm">
          <draw:text-box>
            <text:p text:style-name="P2"><text:span text:style-name="T5">❏</text:span></text:p>
          </draw:text-box>
        </draw:frame>
        <draw:frame draw:style-name="gr21" draw:text-style-name="P8" draw:layer="layout" svg:width="0.387cm" svg:height="0.53cm" svg:x="1.058cm" svg:y="13.959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.354cm" svg:y="14.109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1.792cm" svg:y="13.959cm">
          <draw:text-box>
            <text:p text:style-name="P2"><text:span text:style-name="T5">❏</text:span></text:p>
          </draw:text-box>
        </draw:frame>
        <draw:frame draw:style-name="gr42" draw:text-style-name="P9" draw:layer="layout" svg:width="18.003cm" svg:height="0.335cm" svg:x="2.088cm" svg:y="14.109cm">
          <draw:text-box>
            <text:p text:style-name="P2"><text:span text:style-name="T8"><text:s/></text:span><text:span text:style-name="T8">________________ <text:s text:c="3"/>__________ <text:s text:c="2"/>___________________ <text:s/>_________  _________________________________________________________________ <text:s/>_______   _______________________  </text:span></text:p>
          </draw:text-box>
        </draw:frame>
        <draw:frame draw:style-name="gr21" draw:text-style-name="P8" draw:layer="layout" svg:width="0.387cm" svg:height="0.53cm" svg:x="19.343cm" svg:y="13.959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9.639cm" svg:y="14.109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20.031cm" svg:y="13.959cm">
          <draw:text-box>
            <text:p text:style-name="P2"><text:span text:style-name="T5">❏</text:span></text:p>
          </draw:text-box>
        </draw:frame>
        <draw:frame draw:style-name="gr21" draw:text-style-name="P8" draw:layer="layout" svg:width="0.387cm" svg:height="0.53cm" svg:x="1.058cm" svg:y="14.488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.354cm" svg:y="14.639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1.792cm" svg:y="14.488cm">
          <draw:text-box>
            <text:p text:style-name="P2"><text:span text:style-name="T5">❏</text:span></text:p>
          </draw:text-box>
        </draw:frame>
        <draw:frame draw:style-name="gr42" draw:text-style-name="P9" draw:layer="layout" svg:width="18.003cm" svg:height="0.335cm" svg:x="2.088cm" svg:y="14.639cm">
          <draw:text-box>
            <text:p text:style-name="P2"><text:span text:style-name="T8"><text:s/></text:span><text:span text:style-name="T8">________________ <text:s text:c="3"/>__________ <text:s text:c="2"/>___________________ <text:s/>_________  _________________________________________________________________ <text:s/>_______   _______________________  </text:span></text:p>
          </draw:text-box>
        </draw:frame>
        <draw:frame draw:style-name="gr21" draw:text-style-name="P8" draw:layer="layout" svg:width="0.387cm" svg:height="0.53cm" svg:x="19.343cm" svg:y="14.488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9.639cm" svg:y="14.639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20.031cm" svg:y="14.488cm">
          <draw:text-box>
            <text:p text:style-name="P2"><text:span text:style-name="T5">❏</text:span></text:p>
          </draw:text-box>
        </draw:frame>
        <draw:frame draw:style-name="gr21" draw:text-style-name="P8" draw:layer="layout" svg:width="0.387cm" svg:height="0.53cm" svg:x="1.058cm" svg:y="15.017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.354cm" svg:y="15.168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1.792cm" svg:y="15.017cm">
          <draw:text-box>
            <text:p text:style-name="P2"><text:span text:style-name="T5">❏</text:span></text:p>
          </draw:text-box>
        </draw:frame>
        <draw:frame draw:style-name="gr42" draw:text-style-name="P9" draw:layer="layout" svg:width="18.003cm" svg:height="0.335cm" svg:x="2.088cm" svg:y="15.168cm">
          <draw:text-box>
            <text:p text:style-name="P2"><text:span text:style-name="T8"><text:s/></text:span><text:span text:style-name="T8">________________ <text:s text:c="3"/>__________ <text:s text:c="2"/>___________________ <text:s/>_________  _________________________________________________________________ <text:s/>_______   _______________________  </text:span></text:p>
          </draw:text-box>
        </draw:frame>
        <draw:frame draw:style-name="gr21" draw:text-style-name="P8" draw:layer="layout" svg:width="0.387cm" svg:height="0.53cm" svg:x="19.343cm" svg:y="15.017cm">
          <draw:text-box>
            <text:p text:style-name="P2"><text:span text:style-name="T5">❏</text:span></text:p>
          </draw:text-box>
        </draw:frame>
        <draw:frame draw:style-name="gr28" draw:text-style-name="P9" draw:layer="layout" svg:width="0.246cm" svg:height="0.335cm" svg:x="19.639cm" svg:y="15.168cm">
          <draw:text-box>
            <text:p text:style-name="P2"><text:span text:style-name="T9"> </text:span></text:p>
          </draw:text-box>
        </draw:frame>
        <draw:frame draw:style-name="gr21" draw:text-style-name="P8" draw:layer="layout" svg:width="0.387cm" svg:height="0.53cm" svg:x="20.031cm" svg:y="15.017cm">
          <draw:text-box>
            <text:p text:style-name="P2"><text:span text:style-name="T5">❏</text:span></text:p>
          </draw:text-box>
        </draw:frame>
        <draw:frame draw:style-name="gr43" draw:text-style-name="P3" draw:layer="layout" svg:width="10.801cm" svg:height="0.391cm" svg:x="1.058cm" svg:y="15.659cm">
          <draw:text-box>
            <text:p text:style-name="P2"><text:span text:style-name="T1">ANY LINE LISTED ABOVE THAT IS CROSSED OUT MUST BE INITIALED BY ADVISOR.</text:span></text:p>
          </draw:text-box>
        </draw:frame>
        <draw:frame draw:style-name="gr44" draw:text-style-name="P3" draw:layer="layout" svg:width="20.97cm" svg:height="0.391cm" svg:x="1.058cm" svg:y="16.118cm">
          <draw:text-box>
            <text:p text:style-name="P2"><text:span text:style-name="T1">MY REASON FOR REQUESTING THIS CHANGE IS </text:span><text:span text:style-name="T10"><text:s text:c="8"/>This course is necessary in order for me to pursue my research question for my dissertation.</text:span></text:p>
          </draw:text-box>
        </draw:frame>
        <draw:frame draw:style-name="gr45" draw:text-style-name="P3" draw:layer="layout" svg:width="21.338cm" svg:height="0.391cm" svg:x="1.058cm" svg:y="18.681cm">
          <draw:text-box>
            <text:p text:style-name="P2"><text:span text:style-name="T1">Academic Advisor/Site Representative Signature <text:s/>_______________________________________________________________ <text:s text:c="4"/>Date ______________________________________________</text:span></text:p>
          </draw:text-box>
        </draw:frame>
        <draw:frame draw:style-name="gr46" draw:text-style-name="P3" draw:layer="layout" svg:width="20.513cm" svg:height="0.391cm" svg:x="1.058cm" svg:y="19.246cm">
          <draw:text-box>
            <text:p text:style-name="P2"><text:span text:style-name="T1">COMMENTS <text:s/>_____________________________________________________________________________________________________________________________________________________</text:span></text:p>
          </draw:text-box>
        </draw:frame>
        <draw:frame draw:style-name="gr47" draw:text-style-name="P3" draw:layer="layout" svg:width="7.347cm" svg:height="0.391cm" svg:x="1.058cm" svg:y="24.116cm">
          <draw:text-box>
            <text:p text:style-name="P2"><text:span text:style-name="T1">Final grades will be: </text:span><text:span text:style-name="T11">❏</text:span><text:span text:style-name="T6"> </text:span><text:span text:style-name="T1">No Record </text:span><text:span text:style-name="T11">❏</text:span><text:span text:style-name="T6"> </text:span><text:span text:style-name="T1">W </text:span><text:span text:style-name="T11">❏</text:span><text:span text:style-name="T1"> NA   </text:span></text:p>
          </draw:text-box>
        </draw:frame>
        <draw:frame draw:style-name="gr48" draw:text-style-name="P3" draw:layer="layout" svg:width="9.413cm" svg:height="0.391cm" svg:x="11.783cm" svg:y="24.116cm">
          <draw:text-box>
            <text:p text:style-name="P2"><text:span text:style-name="T1">Tuition Credit (%) ________________________________________________________</text:span></text:p>
          </draw:text-box>
        </draw:frame>
        <draw:frame draw:style-name="gr49" draw:text-style-name="P3" draw:layer="layout" svg:width="21.164cm" svg:height="0.391cm" svg:x="1.058cm" svg:y="24.61cm">
          <draw:text-box>
            <text:p text:style-name="P2"><text:span text:style-name="T1">Processed By <text:s/>___________________________________Date _________________ SGASTDN: </text:span><text:span text:style-name="T11">❏</text:span><text:span text:style-name="T1"> WS </text:span><text:span text:style-name="T11">❏</text:span><text:span text:style-name="T1"> WR  SFAREGS: ESTS Code <text:s/>__________________RSTS________________</text:span></text:p>
          </draw:text-box>
        </draw:frame>
        <draw:polygon draw:style-name="gr50" draw:text-style-name="P10" draw:layer="layout" svg:width="19.473cm" svg:height="1.215cm" svg:x="1.072cm" svg:y="16.67cm" svg:viewBox="0 0 19474 1216" draw:points="0,1216 19474,1216 19474,0 0,0">
          <text:p/>
        </draw:polygon>
        <draw:frame draw:style-name="gr51" draw:text-style-name="P3" draw:layer="layout" svg:width="20.924cm" svg:height="0.391cm" svg:x="1.058cm" svg:y="25.174cm">
          <draw:text-box>
            <text:p text:style-name="P2"><text:span text:style-name="T1">Title IV Recipient? </text:span><text:span text:style-name="T11">❏</text:span><text:span text:style-name="T1"> Yes </text:span><text:span text:style-name="T11">❏</text:span><text:span text:style-name="T1"> No Financial Aid Initials/Date </text:span><text:span text:style-name="T12"><text:s/>__________________________________</text:span><text:span text:style-name="T1"> Campus Services/Housing Initials/Date </text:span><text:span text:style-name="T12">_______________________________</text:span></text:p>
          </draw:text-box>
        </draw:frame>
        <draw:frame draw:style-name="gr52" draw:text-style-name="P3" draw:layer="layout" svg:width="17.401cm" svg:height="0.391cm" svg:x="3.677cm" svg:y="16.749cm">
          <draw:text-box>
            <text:p text:style-name="P2"><text:span text:style-name="T1">Students are responsible for meeting all published prerequisite requirements for their registered courses to ensure they have the <text:s/></text:span></text:p>
          </draw:text-box>
        </draw:frame>
        <draw:frame draw:style-name="gr53" draw:text-style-name="P3" draw:layer="layout" svg:width="18.201cm" svg:height="0.391cm" svg:x="3.311cm" svg:y="17.087cm">
          <draw:text-box>
            <text:p text:style-name="P2"><text:span text:style-name="T1">background necessary for successful performance. A student who fails or drops a prerequisite course after registration for the following </text:span></text:p>
          </draw:text-box>
        </draw:frame>
        <draw:polygon draw:style-name="gr50" draw:text-style-name="P10" draw:layer="layout" svg:width="19.473cm" svg:height="0.465cm" svg:x="1.072cm" svg:y="19.733cm" svg:viewBox="0 0 19474 466" draw:points="0,0 0,466 19474,429 19474,0">
          <text:p/>
        </draw:polygon>
        <draw:frame draw:style-name="gr54" draw:text-style-name="P3" draw:layer="layout" svg:width="16.436cm" svg:height="0.391cm" svg:x="3.986cm" svg:y="17.426cm">
          <draw:text-box>
            <text:p text:style-name="P2"><text:span text:style-name="T1">term, must, in consultation with their advisor, submit a “Change in Registration Status” form to add the prerequisite course.</text:span></text:p>
          </draw:text-box>
        </draw:frame>
        <draw:polygon draw:style-name="gr50" draw:text-style-name="P10" draw:layer="layout" svg:width="19.473cm" svg:height="0.445cm" svg:x="1.072cm" svg:y="18.055cm" svg:viewBox="0 0 19474 446" draw:points="0,446 19474,446 19474,0 0,0">
          <text:p/>
        </draw:polygon>
        <draw:frame draw:style-name="gr55" draw:text-style-name="P3" draw:layer="layout" svg:width="6.331cm" svg:height="0.391cm" svg:x="7.509cm" svg:y="19.775cm">
          <draw:text-box>
            <text:p text:style-name="P2"><text:span text:style-name="T13">ADDITIONAL SIGNATURES MAY BE REQUIRED</text:span></text:p>
          </draw:text-box>
        </draw:frame>
        <draw:polygon draw:style-name="gr50" draw:text-style-name="P10" draw:layer="layout" svg:width="19.474cm" svg:height="0.881cm" svg:x="1.054cm" svg:y="9.786cm" svg:viewBox="0 0 19475 882" draw:points="0,882 19475,882 19475,0 0,0">
          <text:p/>
        </draw:polygon>
        <draw:frame draw:style-name="gr56" draw:text-style-name="P3" draw:layer="layout" svg:width="5.946cm" svg:height="0.391cm" svg:x="8.265cm" svg:y="18.087cm">
          <draw:text-box>
            <text:p text:style-name="P2"><text:span text:style-name="T13">ACADEMIC ADVISOR APPROVAL REQUIRED</text:span></text:p>
          </draw:text-box>
        </draw:frame>
        <draw:frame draw:style-name="gr57" draw:text-style-name="P3" draw:layer="layout" svg:width="14.582cm" svg:height="0.391cm" svg:x="4.747cm" svg:y="9.86cm">
          <draw:text-box>
            <text:p text:style-name="P2"><text:span text:style-name="T1">Submit form with appropriate signatures, directly to the Registration Center. Do not list individual course(s) if </text:span></text:p>
          </draw:text-box>
        </draw:frame>
        <draw:polygon draw:style-name="gr50" draw:text-style-name="P10" draw:layer="layout" svg:width="19.473cm" svg:height="0.352cm" svg:x="1.058cm" svg:y="23.631cm" svg:viewBox="0 0 19474 353" draw:points="0,353 19474,353 19474,0 0,0">
          <text:p/>
        </draw:polygon>
        <draw:frame draw:style-name="gr58" draw:text-style-name="P3" draw:layer="layout" svg:width="17.126cm" svg:height="0.391cm" svg:x="3.615cm" svg:y="10.213cm">
          <draw:text-box>
            <text:p text:style-name="P2"><text:span text:style-name="T1">dropping all classes or withdrawing from the university. Please check plans to return or not. </text:span><text:span text:style-name="T14">Select one option box (1, 2 or 3) below.</text:span></text:p>
          </draw:text-box>
        </draw:frame>
        <draw:polygon draw:style-name="gr50" draw:text-style-name="P10" draw:layer="layout" svg:width="19.473cm" svg:height="0.838cm" svg:x="1.058cm" svg:y="2.836cm" svg:viewBox="0 0 19474 839" draw:points="0,839 19474,839 19474,0 0,0">
          <text:p/>
        </draw:polygon>
        <draw:frame draw:style-name="gr59" draw:text-style-name="P9" draw:layer="layout" svg:width="2.682cm" svg:height="0.335cm" svg:x="9.629cm" svg:y="23.641cm">
          <draw:text-box>
            <text:p text:style-name="P2"><text:span text:style-name="T15">FOR OFFICE USE ONLY</text:span></text:p>
          </draw:text-box>
        </draw:frame>
        <draw:frame draw:style-name="gr60" draw:text-style-name="P3" draw:layer="layout" svg:width="22.489cm" svg:height="0.391cm" svg:x="1.501cm" svg:y="2.889cm">
          <draw:text-box>
            <text:p text:style-name="P2"><text:span text:style-name="T1">STUDENT INFORMATION: Florida Tech Online students should scan and email the form to their advisor/representative. All other students may use the information at the </text:span></text:p>
          </draw:text-box>
        </draw:frame>
        <draw:frame draw:style-name="gr61" draw:text-style-name="P3" draw:layer="layout" svg:width="7.317cm" svg:height="0.391cm" svg:x="7.787cm" svg:y="3.241cm">
          <draw:text-box>
            <text:p text:style-name="P2"><text:span text:style-name="T1">bottom of the form or bring to the Registration Center.</text:span></text:p>
          </draw:text-box>
        </draw:frame>
        <draw:frame draw:style-name="gr62" draw:text-style-name="P3" draw:layer="layout" svg:width="1.755cm" svg:height="0.391cm" svg:x="1.058cm" svg:y="3.748cm">
          <draw:text-box>
            <text:p text:style-name="P2"><text:span text:style-name="T1">MAJOR CODE</text:span></text:p>
          </draw:text-box>
        </draw:frame>
        <draw:frame draw:style-name="gr63" draw:text-style-name="P3" draw:layer="layout" svg:width="19.154cm" svg:height="0.391cm" svg:x="2.877cm" svg:y="3.748cm">
          <draw:text-box>
            <text:p text:style-name="P2"><text:span text:style-name="T1"><text:s/></text:span><text:span text:style-name="T1">Mathematics  TERM <text:s/>______Spring 2026__________________________________________  FLORIDA TECH EMAIL <text:s/>__pcarmody2024@fit.edu________________</text:span></text:p>
          </draw:text-box>
        </draw:frame>
        <draw:frame draw:style-name="gr64" draw:text-style-name="P3" draw:layer="layout" svg:width="21.617cm" svg:height="0.391cm" svg:x="1.058cm" svg:y="4.454cm">
          <draw:text-box>
            <text:p text:style-name="P2"><text:span text:style-name="T1">NAME _____________CARMODY__________________PAUL______________________________J__________________________ STUDENT ID NO. ___904866087___________________________</text:span></text:p>
          </draw:text-box>
        </draw:frame>
        <draw:frame draw:style-name="gr65" draw:text-style-name="P11" draw:layer="layout" svg:width="0.264cm" svg:height="0.361cm" svg:x="1.058cm" svg:y="4.79cm">
          <draw:text-box>
            <text:p text:style-name="P2"><text:span text:style-name="T16"><text:s/></text:span></text:p>
          </draw:text-box>
        </draw:frame>
        <draw:frame draw:style-name="gr66" draw:text-style-name="P11" draw:layer="layout" svg:width="0.552cm" svg:height="0.361cm" svg:x="4.022cm" svg:y="4.79cm">
          <draw:text-box>
            <text:p text:style-name="P2"><text:span text:style-name="T17">Last </text:span></text:p>
          </draw:text-box>
        </draw:frame>
        <draw:frame draw:style-name="gr67" draw:text-style-name="P11" draw:layer="layout" svg:width="0.574cm" svg:height="0.361cm" svg:x="7.585cm" svg:y="4.79cm">
          <draw:text-box>
            <text:p text:style-name="P2"><text:span text:style-name="T17">First </text:span></text:p>
          </draw:text-box>
        </draw:frame>
        <draw:frame draw:style-name="gr68" draw:text-style-name="P11" draw:layer="layout" svg:width="0.802cm" svg:height="0.361cm" svg:x="11.465cm" svg:y="4.79cm">
          <draw:text-box>
            <text:p text:style-name="P2"><text:span text:style-name="T17">Middle</text:span></text:p>
          </draw:text-box>
        </draw:frame>
        <draw:frame draw:style-name="gr69" draw:text-style-name="P3" draw:layer="layout" svg:width="6.856cm" svg:height="0.391cm" svg:x="1.058cm" svg:y="5.371cm">
          <draw:text-box>
            <text:p text:style-name="P2"><text:span text:style-name="T1">I HAVE ATTENDED ____0______ WEEK(S) OF CLASSES. </text:span></text:p>
          </draw:text-box>
        </draw:frame>
        <draw:frame draw:style-name="gr70" draw:text-style-name="P3" draw:layer="layout" svg:width="12.338cm" svg:height="0.391cm" svg:x="8.925cm" svg:y="5.371cm">
          <draw:text-box>
            <text:p text:style-name="P2"><text:span text:style-name="T12">Student Signature/Date </text:span><text:span text:style-name="T1">__________________________________________________________________________</text:span></text:p>
          </draw:text-box>
        </draw:frame>
        <draw:frame draw:style-name="gr71" draw:text-style-name="P3" draw:layer="layout" svg:width="5.357cm" svg:height="0.391cm" svg:x="1.058cm" svg:y="5.889cm">
          <draw:text-box>
            <text:p text:style-name="P2"><text:span text:style-name="T1">1. I receive veterans education benefits.</text:span></text:p>
          </draw:text-box>
        </draw:frame>
        <draw:frame draw:style-name="gr72" draw:text-style-name="P12" draw:layer="layout" svg:width="0.317cm" svg:height="0.433cm" svg:x="5.429cm" svg:y="5.851cm">
          <draw:text-box>
            <text:p text:style-name="P2"><text:span text:style-name="T18"><text:s/></text:span></text:p>
          </draw:text-box>
        </draw:frame>
        <draw:frame draw:style-name="gr21" draw:text-style-name="P8" draw:layer="layout" svg:width="0.387cm" svg:height="0.53cm" svg:x="8.678cm" svg:y="5.776cm">
          <draw:text-box>
            <text:p text:style-name="P2"><text:span text:style-name="T5">❏</text:span></text:p>
          </draw:text-box>
        </draw:frame>
        <draw:frame draw:style-name="gr72" draw:text-style-name="P12" draw:layer="layout" svg:width="0.317cm" svg:height="0.433cm" svg:x="8.974cm" svg:y="5.851cm">
          <draw:text-box>
            <text:p text:style-name="P2"><text:span text:style-name="T18"> </text:span></text:p>
          </draw:text-box>
        </draw:frame>
        <draw:frame draw:style-name="gr73" draw:text-style-name="P3" draw:layer="layout" svg:width="0.455cm" svg:height="0.391cm" svg:x="9.133cm" svg:y="5.889cm">
          <draw:text-box>
            <text:p text:style-name="P2"><text:span text:style-name="T1">Yes</text:span></text:p>
          </draw:text-box>
        </draw:frame>
        <draw:frame draw:style-name="gr74" draw:text-style-name="P12" draw:layer="layout" svg:width="0.32cm" svg:height="0.433cm" svg:x="9.496cm" svg:y="5.851cm">
          <draw:text-box>
            <text:p text:style-name="P2"><text:span text:style-name="T18"> </text:span></text:p>
          </draw:text-box>
        </draw:frame>
        <draw:frame draw:style-name="gr75" draw:text-style-name="P8" draw:layer="layout" svg:width="0.421cm" svg:height="0.53cm" svg:x="9.814cm" svg:y="5.776cm">
          <draw:text-box>
            <text:p text:style-name="P2"><text:span text:style-name="T5">X</text:span><text:span text:style-name="T19"> </text:span></text:p>
          </draw:text-box>
        </draw:frame>
        <draw:frame draw:style-name="gr76" draw:text-style-name="P3" draw:layer="layout" svg:width="9.607cm" svg:height="0.391cm" svg:x="10.303cm" svg:y="5.889cm">
          <draw:text-box>
            <text:p text:style-name="P2"><text:span text:style-name="T1">No </text:span><text:span text:style-name="T12"><text:s/>_________________________________________________________________________________</text:span></text:p>
          </draw:text-box>
        </draw:frame>
        <draw:frame draw:style-name="gr65" draw:text-style-name="P11" draw:layer="layout" svg:width="0.264cm" svg:height="0.361cm" svg:x="1.058cm" svg:y="6.225cm">
          <draw:text-box>
            <text:p text:style-name="P2"><text:span text:style-name="T17"><text:s/></text:span></text:p>
          </draw:text-box>
        </draw:frame>
        <draw:frame draw:style-name="gr77" draw:text-style-name="P11" draw:layer="layout" svg:width="4.93cm" svg:height="0.361cm" svg:x="11.042cm" svg:y="6.225cm">
          <draw:text-box>
            <text:p text:style-name="P2"><text:span text:style-name="T16">Veterans Affairs Coordinator Signature </text:span></text:p>
          </draw:text-box>
        </draw:frame>
        <draw:frame draw:style-name="gr78" draw:text-style-name="P11" draw:layer="layout" svg:width="0.59cm" svg:height="0.361cm" svg:x="18.733cm" svg:y="6.225cm">
          <draw:text-box>
            <text:p text:style-name="P2"><text:span text:style-name="T16">Date</text:span></text:p>
          </draw:text-box>
        </draw:frame>
        <draw:frame draw:style-name="gr79" draw:text-style-name="P3" draw:layer="layout" svg:width="4.35cm" svg:height="0.391cm" svg:x="1.058cm" svg:y="6.665cm">
          <draw:text-box>
            <text:p text:style-name="P2"><text:span text:style-name="T1">2. I am an international student.</text:span></text:p>
          </draw:text-box>
        </draw:frame>
        <draw:frame draw:style-name="gr72" draw:text-style-name="P12" draw:layer="layout" svg:width="0.317cm" svg:height="0.433cm" svg:x="4.628cm" svg:y="6.627cm">
          <draw:text-box>
            <text:p text:style-name="P2"><text:span text:style-name="T18"><text:s/></text:span></text:p>
          </draw:text-box>
        </draw:frame>
        <draw:frame draw:style-name="gr21" draw:text-style-name="P8" draw:layer="layout" svg:width="0.387cm" svg:height="0.53cm" svg:x="8.678cm" svg:y="6.552cm">
          <draw:text-box>
            <text:p text:style-name="P2"><text:span text:style-name="T5">❏</text:span></text:p>
          </draw:text-box>
        </draw:frame>
        <draw:frame draw:style-name="gr72" draw:text-style-name="P12" draw:layer="layout" svg:width="0.317cm" svg:height="0.433cm" svg:x="8.974cm" svg:y="6.627cm">
          <draw:text-box>
            <text:p text:style-name="P2"><text:span text:style-name="T18"> </text:span></text:p>
          </draw:text-box>
        </draw:frame>
        <draw:frame draw:style-name="gr73" draw:text-style-name="P3" draw:layer="layout" svg:width="0.455cm" svg:height="0.391cm" svg:x="9.133cm" svg:y="6.665cm">
          <draw:text-box>
            <text:p text:style-name="P2"><text:span text:style-name="T1">Yes</text:span></text:p>
          </draw:text-box>
        </draw:frame>
        <draw:frame draw:style-name="gr74" draw:text-style-name="P12" draw:layer="layout" svg:width="0.32cm" svg:height="0.433cm" svg:x="9.496cm" svg:y="6.627cm">
          <draw:text-box>
            <text:p text:style-name="P2"><text:span text:style-name="T18"> </text:span></text:p>
          </draw:text-box>
        </draw:frame>
        <draw:frame draw:style-name="gr75" draw:text-style-name="P8" draw:layer="layout" svg:width="0.421cm" svg:height="0.53cm" svg:x="9.814cm" svg:y="6.552cm">
          <draw:text-box>
            <text:p text:style-name="P2"><text:span text:style-name="T5">X</text:span><text:span text:style-name="T19"> </text:span></text:p>
          </draw:text-box>
        </draw:frame>
        <draw:frame draw:style-name="gr80" draw:text-style-name="P3" draw:layer="layout" svg:width="10.734cm" svg:height="0.391cm" svg:x="10.303cm" svg:y="6.665cm">
          <draw:text-box>
            <text:p text:style-name="P2"><text:span text:style-name="T1">No <text:s/>_________________________________________________________________________________</text:span></text:p>
          </draw:text-box>
        </draw:frame>
        <draw:frame draw:style-name="gr65" draw:text-style-name="P11" draw:layer="layout" svg:width="0.264cm" svg:height="0.361cm" svg:x="1.058cm" svg:y="7.001cm">
          <draw:text-box>
            <text:p text:style-name="P2"><text:span text:style-name="T16"><text:s/></text:span></text:p>
          </draw:text-box>
        </draw:frame>
        <draw:frame draw:style-name="gr81" draw:text-style-name="P11" draw:layer="layout" svg:width="6.674cm" svg:height="0.361cm" svg:x="11.042cm" svg:y="7.001cm">
          <draw:text-box>
            <text:p text:style-name="P2"><text:span text:style-name="T16">International Student and Scholar Services Signature </text:span></text:p>
          </draw:text-box>
        </draw:frame>
        <draw:frame draw:style-name="gr78" draw:text-style-name="P11" draw:layer="layout" svg:width="0.59cm" svg:height="0.361cm" svg:x="18.733cm" svg:y="7.001cm">
          <draw:text-box>
            <text:p text:style-name="P2"><text:span text:style-name="T16">Date</text:span></text:p>
          </draw:text-box>
        </draw:frame>
        <draw:frame draw:style-name="gr72" draw:text-style-name="P12" draw:layer="layout" svg:width="0.317cm" svg:height="0.433cm" svg:x="1.058cm" svg:y="7.545cm">
          <draw:text-box>
            <text:p text:style-name="P2"><text:span text:style-name="T18"><text:s/></text:span></text:p>
          </draw:text-box>
        </draw:frame>
        <draw:frame draw:style-name="gr21" draw:text-style-name="P8" draw:layer="layout" svg:width="0.387cm" svg:height="0.53cm" svg:x="8.678cm" svg:y="7.469cm">
          <draw:text-box>
            <text:p text:style-name="P2"><text:span text:style-name="T5">❏</text:span></text:p>
          </draw:text-box>
        </draw:frame>
        <draw:frame draw:style-name="gr72" draw:text-style-name="P12" draw:layer="layout" svg:width="0.317cm" svg:height="0.433cm" svg:x="8.974cm" svg:y="7.545cm">
          <draw:text-box>
            <text:p text:style-name="P2"><text:span text:style-name="T18"> </text:span></text:p>
          </draw:text-box>
        </draw:frame>
        <draw:frame draw:style-name="gr73" draw:text-style-name="P3" draw:layer="layout" svg:width="0.455cm" svg:height="0.391cm" svg:x="9.133cm" svg:y="7.582cm">
          <draw:text-box>
            <text:p text:style-name="P2"><text:span text:style-name="T1">Yes</text:span></text:p>
          </draw:text-box>
        </draw:frame>
        <draw:frame draw:style-name="gr74" draw:text-style-name="P12" draw:layer="layout" svg:width="0.32cm" svg:height="0.433cm" svg:x="9.496cm" svg:y="7.545cm">
          <draw:text-box>
            <text:p text:style-name="P2"><text:span text:style-name="T18"> </text:span></text:p>
          </draw:text-box>
        </draw:frame>
        <draw:frame draw:style-name="gr75" draw:text-style-name="P8" draw:layer="layout" svg:width="0.421cm" svg:height="0.53cm" svg:x="9.814cm" svg:y="7.469cm">
          <draw:text-box>
            <text:p text:style-name="P2"><text:span text:style-name="T5">X</text:span><text:span text:style-name="T19"> </text:span></text:p>
          </draw:text-box>
        </draw:frame>
        <draw:frame draw:style-name="gr80" draw:text-style-name="P3" draw:layer="layout" svg:width="10.734cm" svg:height="0.391cm" svg:x="10.303cm" svg:y="7.582cm">
          <draw:text-box>
            <text:p text:style-name="P2"><text:span text:style-name="T1">No <text:s/>_________________________________________________________________________________</text:span></text:p>
          </draw:text-box>
        </draw:frame>
        <draw:frame draw:style-name="gr82" draw:text-style-name="P3" draw:layer="layout" svg:width="3.406cm" svg:height="0.391cm" svg:x="1.058cm" svg:y="7.864cm">
          <draw:text-box>
            <text:p text:style-name="P2"><text:span text:style-name="T1">3. I am a student-athlete.</text:span></text:p>
          </draw:text-box>
        </draw:frame>
        <draw:frame draw:style-name="gr65" draw:text-style-name="P11" draw:layer="layout" svg:width="0.264cm" svg:height="0.361cm" svg:x="3.868cm" svg:y="7.883cm">
          <draw:text-box>
            <text:p text:style-name="P2"><text:span text:style-name="T16"><text:s/></text:span></text:p>
          </draw:text-box>
        </draw:frame>
        <draw:frame draw:style-name="gr83" draw:text-style-name="P11" draw:layer="layout" svg:width="3.266cm" svg:height="0.361cm" svg:x="11.042cm" svg:y="7.883cm">
          <draw:text-box>
            <text:p text:style-name="P2"><text:span text:style-name="T16">Athletics Coach Signature </text:span></text:p>
          </draw:text-box>
        </draw:frame>
        <draw:frame draw:style-name="gr78" draw:text-style-name="P11" draw:layer="layout" svg:width="0.59cm" svg:height="0.361cm" svg:x="18.733cm" svg:y="7.883cm">
          <draw:text-box>
            <text:p text:style-name="P2"><text:span text:style-name="T16">Date</text:span></text:p>
          </draw:text-box>
        </draw:frame>
        <draw:frame draw:style-name="gr84" draw:text-style-name="P3" draw:layer="layout" svg:width="0.281cm" svg:height="0.391cm" svg:x="1.058cm" svg:y="8.217cm">
          <draw:text-box>
            <text:p text:style-name="P2"><text:span text:style-name="T1"><text:s/></text:span></text:p>
          </draw:text-box>
        </draw:frame>
        <draw:frame draw:style-name="gr85" draw:text-style-name="P3" draw:layer="layout" svg:width="10.2cm" svg:height="0.391cm" svg:x="10.721cm" svg:y="8.217cm">
          <draw:text-box>
            <text:p text:style-name="P2"><text:span text:style-name="T1">_________________________________________________________________________________</text:span></text:p>
          </draw:text-box>
        </draw:frame>
        <draw:frame draw:style-name="gr65" draw:text-style-name="P11" draw:layer="layout" svg:width="0.264cm" svg:height="0.361cm" svg:x="1.058cm" svg:y="8.554cm">
          <draw:text-box>
            <text:p text:style-name="P2"><text:span text:style-name="T16"><text:s/></text:span></text:p>
          </draw:text-box>
        </draw:frame>
        <draw:frame draw:style-name="gr86" draw:text-style-name="P11" draw:layer="layout" svg:width="4.887cm" svg:height="0.361cm" svg:x="11.007cm" svg:y="8.554cm">
          <draw:text-box>
            <text:p text:style-name="P2"><text:span text:style-name="T16">Athletics Compliance Officer Signature </text:span></text:p>
          </draw:text-box>
        </draw:frame>
        <draw:frame draw:style-name="gr66" draw:text-style-name="P11" draw:layer="layout" svg:width="0.552cm" svg:height="0.361cm" svg:x="18.732cm" svg:y="8.554cm">
          <draw:text-box>
            <text:p text:style-name="P2"><text:span text:style-name="T17">Date</text:span></text:p>
          </draw:text-box>
        </draw:frame>
        <draw:frame draw:style-name="gr87" draw:text-style-name="P3" draw:layer="layout" svg:width="17.922cm" svg:height="0.391cm" svg:x="3.009cm" svg:y="8.979cm">
          <draw:text-box>
            <text:p text:style-name="P2"><text:span text:style-name="T14">Financial aid may be affected If DROPPING BELOW full-time status (12 credits for undergraduate students and 9 credits for graduate students).</text:span></text:p>
          </draw:text-box>
        </draw:frame>
        <draw:frame draw:style-name="gr88" draw:text-style-name="P9" draw:layer="layout" svg:width="2.673cm" svg:height="0.335cm" svg:x="1.346cm" svg:y="7.093cm">
          <draw:text-box>
            <text:p text:style-name="P2"><text:span text:style-name="T20">ISSS signature required. </text:span></text:p>
          </draw:text-box>
        </draw:frame>
        <draw:frame draw:style-name="gr89" draw:text-style-name="P9" draw:layer="layout" svg:width="7.766cm" svg:height="0.335cm" svg:x="1.346cm" svg:y="6.255cm">
          <draw:text-box>
            <text:p text:style-name="P2"><text:span text:style-name="T20">Veterans are required to give a reason (see below) for dropping classe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ntonSans" svg:font-family="BentonSans"/>
    <style:font-face style:name="BentonSansCondensed" svg:font-family="BentonSansCondensed"/>
    <style:font-face style:name="BentonSansCondensed-Book" svg:font-family="BentonSansCondensed-Book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ingdings" svg:font-family="Wingdings"/>
    <style:font-face style:name="ZapfDingbatsITC" svg:font-family="ZapfDingbatsITC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5T01:29:35.424723029</dc:date>
    <meta:editing-duration>PT10M59S</meta:editing-duration>
    <meta:editing-cycles>4</meta:editing-cycles>
    <meta:generator>LibreOffice/24.2.7.2$Linux_X86_64 LibreOffice_project/420$Build-2</meta:generator>
    <meta:print-date>2025-11-25T01:26:45.393192798</meta:print-date>
    <meta:printed-by>PDF files</meta:printed-by>
    <meta:document-statistic meta:object-count="206"/>
  </office:meta>
</office:document-meta>
</file>